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Plotting with matplotlib</text:p>
      <text:p text:style-name="Standard">You can show matplotlib figures directly in the notebook by using the %matplotlib notebook and %matplotlib inline magic commands.</text:p>
      <text:p text:style-name="Standard"/>
      <text:p text:style-name="Standard">%matplotlib notebook provides an interactive environment.</text:p>
      <text:p text:style-name="Standard"/>
      <text:p text:style-name="Standard">%matplotlib notebook</text:p>
      <text:p text:style-name="Standard">import matplotlib as mpl</text:p>
      <text:p text:style-name="Standard">mpl.get_backend()</text:p>
      <text:p text:style-name="Standard">import matplotlib.pyplot as plt</text:p>
      <text:p text:style-name="Standard">plt.plot?</text:p>
      <text:p text:style-name="Standard"># because the default is the line style '-', </text:p>
      <text:p text:style-name="Standard"># nothing will be shown if we only pass in one point (3,2)</text:p>
      <text:p text:style-name="Standard">plt.plot(3, 2)</text:p>
      <text:p text:style-name="Standard"># we can pass in '.' to plt.plot to indicate that we want</text:p>
      <text:p text:style-name="Standard"># the point (3,2) to be indicated with a marker '.'</text:p>
      <text:p text:style-name="Standard">plt.plot(3, 2, '.')</text:p>
      <text:p text:style-name="Standard">Let's see how to make a plot without using the scripting layer.</text:p>
      <text:p text:style-name="Standard"/>
      <text:p text:style-name="Standard"># First let's set the backend without using mpl.use() from the scripting layer</text:p>
      <text:p text:style-name="Standard">from matplotlib.backends.backend_agg import FigureCanvasAgg</text:p>
      <text:p text:style-name="Standard">from matplotlib.figure import Figure</text:p>
      <text:p text:style-name="Standard">​</text:p>
      <text:p text:style-name="Standard"># create a new figure</text:p>
      <text:p text:style-name="Standard">fig = Figure()</text:p>
      <text:p text:style-name="Standard">​</text:p>
      <text:p text:style-name="Standard"># associate fig with the backend</text:p>
      <text:p text:style-name="Standard">canvas = FigureCanvasAgg(fig)</text:p>
      <text:p text:style-name="Standard">​</text:p>
      <text:p text:style-name="Standard"># add a subplot to the fig</text:p>
      <text:p text:style-name="Standard">ax = fig.add_subplot(111)</text:p>
      <text:p text:style-name="Standard">​</text:p>
      <text:p text:style-name="Standard"># plot the point (3,2)</text:p>
      <text:p text:style-name="Standard">ax.plot(3, 2, '.')</text:p>
      <text:p text:style-name="Standard">​</text:p>
      <text:p text:style-name="Standard"># save the figure to test.png</text:p>
      <text:p text:style-name="Standard"># you can see this figure in your Jupyter workspace afterwards by going to</text:p>
      <text:p text:style-name="Standard"># https://hub.coursera-notebooks.org/</text:p>
      <text:p text:style-name="Standard">canvas.print_png('test.png')</text:p>
      <text:p text:style-name="Standard">We can use html cell magic to display the image.</text:p>
      <text:p text:style-name="Standard"/>
      <text:p text:style-name="Standard">%%html</text:p>
      <text:p text:style-name="Standard">&lt;img src='test.png' /&gt;</text:p>
      <text:p text:style-name="Standard"># create a new figure</text:p>
      <text:p text:style-name="Standard">plt.figure()</text:p>
      <text:p text:style-name="Standard">​</text:p>
      <text:p text:style-name="Standard"># plot the point (3,2) using the circle marker</text:p>
      <text:p text:style-name="Standard">plt.plot(3, 2, 'o')</text:p>
      <text:p text:style-name="Standard">​</text:p>
      <text:p text:style-name="Standard"># get the current axes</text:p>
      <text:p text:style-name="Standard">ax = plt.gca()</text:p>
      <text:p text:style-name="Standard">​</text:p>
      <text:p text:style-name="Standard"><text:soft-page-break/># Set axis properties [xmin, xmax, ymin, ymax]</text:p>
      <text:p text:style-name="Standard">ax.axis([0,6,0,10])</text:p>
      <text:p text:style-name="Standard"># create a new figure</text:p>
      <text:p text:style-name="Standard">plt.figure()</text:p>
      <text:p text:style-name="Standard">​</text:p>
      <text:p text:style-name="Standard"># plot the point (1.5, 1.5) using the circle marker</text:p>
      <text:p text:style-name="Standard">plt.plot(1.5, 1.5, 'o')</text:p>
      <text:p text:style-name="Standard"># plot the point (2, 2) using the circle marker</text:p>
      <text:p text:style-name="Standard">plt.plot(2, 2, 'o')</text:p>
      <text:p text:style-name="Standard"># plot the point (2.5, 2.5) using the circle marker</text:p>
      <text:p text:style-name="Standard">plt.plot(2.5, 2.5, 'o')</text:p>
      <text:p text:style-name="Standard"># get current axes</text:p>
      <text:p text:style-name="Standard">ax = plt.gca()</text:p>
      <text:p text:style-name="Standard"># get all the child objects the axes contains</text:p>
      <text:p text:style-name="Standard">ax.get_children()</text:p>
      <text:p text:style-name="Standard">Scatterplots</text:p>
      <text:p text:style-name="Standard">import numpy as np</text:p>
      <text:p text:style-name="Standard">​</text:p>
      <text:p text:style-name="Standard">x = np.array([1,2,3,4,5,6,7,8])</text:p>
      <text:p text:style-name="Standard">y = x</text:p>
      <text:p text:style-name="Standard">​</text:p>
      <text:p text:style-name="Standard">plt.figure()</text:p>
      <text:p text:style-name="Standard">plt.scatter(x, y) # similar to plt.plot(x, y, '.'), but the underlying child objects in the axes are not Line2D</text:p>
      <text:p text:style-name="Standard">import numpy as np</text:p>
      <text:p text:style-name="Standard">​</text:p>
      <text:p text:style-name="Standard">x = np.array([1,2,3,4,5,6,7,8])</text:p>
      <text:p text:style-name="Standard">y = x</text:p>
      <text:p text:style-name="Standard">​</text:p>
      <text:p text:style-name="Standard"># create a list of colors for each point to have</text:p>
      <text:p text:style-name="Standard"># ['green', 'green', 'green', 'green', 'green', 'green', 'green', 'red']</text:p>
      <text:p text:style-name="Standard">colors = ['green']*(len(x)-1)</text:p>
      <text:p text:style-name="Standard">colors.append('red')</text:p>
      <text:p text:style-name="Standard">​</text:p>
      <text:p text:style-name="Standard">plt.figure()</text:p>
      <text:p text:style-name="Standard">​</text:p>
      <text:p text:style-name="Standard"># plot the point with size 100 and chosen colors</text:p>
      <text:p text:style-name="Standard">plt.scatter(x, y, s=100, c=colors)</text:p>
      <text:p text:style-name="Standard"># convert the two lists into a list of pairwise tuples</text:p>
      <text:p text:style-name="Standard">zip_generator = zip([1,2,3,4,5], [6,7,8,9,10])</text:p>
      <text:p text:style-name="Standard">​</text:p>
      <text:p text:style-name="Standard">print(list(zip_generator))</text:p>
      <text:p text:style-name="Standard"># the above prints:</text:p>
      <text:p text:style-name="Standard"># [(1, 6), (2, 7), (3, 8), (4, 9), (5, 10)]</text:p>
      <text:p text:style-name="Standard">​</text:p>
      <text:p text:style-name="Standard">zip_generator = zip([1,2,3,4,5], [6,7,8,9,10])</text:p>
      <text:p text:style-name="Standard"># The single star * unpacks a collection into positional arguments</text:p>
      <text:p text:style-name="Standard">print(*zip_generator)</text:p>
      <text:p text:style-name="Standard"># the above prints:</text:p>
      <text:p text:style-name="Standard"># (1, 6) (2, 7) (3, 8) (4, 9) (5, 10)</text:p>
      <text:p text:style-name="Standard"># use zip to convert 5 tuples with 2 elements each to 2 tuples with 5 elements each</text:p>
      <text:p text:style-name="Standard">print(list(zip((1, 6), (2, 7), (3, 8), (4, 9), (5, 10))))</text:p>
      <text:p text:style-name="Standard"><text:soft-page-break/># the above prints:</text:p>
      <text:p text:style-name="Standard"># [(1, 2, 3, 4, 5), (6, 7, 8, 9, 10)]</text:p>
      <text:p text:style-name="Standard">​</text:p>
      <text:p text:style-name="Standard">​</text:p>
      <text:p text:style-name="Standard">zip_generator = zip([1,2,3,4,5], [6,7,8,9,10])</text:p>
      <text:p text:style-name="Standard"># let's turn the data back into 2 lists</text:p>
      <text:p text:style-name="Standard">x, y = zip(*zip_generator) # This is like calling zip((1, 6), (2, 7), (3, 8), (4, 9), (5, 10))</text:p>
      <text:p text:style-name="Standard">print(x)</text:p>
      <text:p text:style-name="Standard">print(y)</text:p>
      <text:p text:style-name="Standard"># the above prints:</text:p>
      <text:p text:style-name="Standard"># (1, 2, 3, 4, 5)</text:p>
      <text:p text:style-name="Standard"># (6, 7, 8, 9, 10)</text:p>
      <text:p text:style-name="Standard">plt.figure()</text:p>
      <text:p text:style-name="Standard"># plot a data series 'Tall students' in red using the first two elements of x and y</text:p>
      <text:p text:style-name="Standard">plt.scatter(x[:2], y[:2], s=100, c='red', label='Tall students')</text:p>
      <text:p text:style-name="Standard"># plot a second data series 'Short students' in blue using the last three elements of x and y </text:p>
      <text:p text:style-name="Standard">plt.scatter(x[2:], y[2:], s=100, c='blue', label='Short students')</text:p>
      <text:p text:style-name="Standard"># add a label to the x axis</text:p>
      <text:p text:style-name="Standard">plt.xlabel('The number of times the child kicked a ball')</text:p>
      <text:p text:style-name="Standard"># add a label to the y axis</text:p>
      <text:p text:style-name="Standard">plt.ylabel('The grade of the student')</text:p>
      <text:p text:style-name="Standard"># add a title</text:p>
      <text:p text:style-name="Standard">plt.title('Relationship between ball kicking and grades')</text:p>
      <text:p text:style-name="Standard"># add a legend (uses the labels from plt.scatter)</text:p>
      <text:p text:style-name="Standard">plt.legend()</text:p>
      <text:p text:style-name="Standard"># add the legend to loc=4 (the lower right hand corner), also gets rid of the frame and adds a title</text:p>
      <text:p text:style-name="Standard">plt.legend(loc=4, frameon=False, title='Legend')</text:p>
      <text:p text:style-name="Standard"># get children from current axes (the legend is the second to last item in this list)</text:p>
      <text:p text:style-name="Standard">plt.gca().get_children()</text:p>
      <text:p text:style-name="Standard"># get the legend from the current axes</text:p>
      <text:p text:style-name="Standard">legend = plt.gca().get_children()[-2]</text:p>
      <text:p text:style-name="Standard"># you can use get_children to navigate through the child artists</text:p>
      <text:p text:style-name="Standard">legend.get_children()[0].get_children()[1].get_children()[0].get_children()</text:p>
      <text:p text:style-name="Standard"># import the artist class from matplotlib</text:p>
      <text:p text:style-name="Standard">from matplotlib.artist import Artist</text:p>
      <text:p text:style-name="Standard">​</text:p>
      <text:p text:style-name="Standard">def rec_gc(art, depth=0):</text:p>
      <text:p text:style-name="Standard"><text:s text:c="4"/>if isinstance(art, Artist):</text:p>
      <text:p text:style-name="Standard"><text:s text:c="8"/># increase the depth for pretty printing</text:p>
      <text:p text:style-name="Standard"><text:s text:c="8"/>print(" <text:s/>" * depth + str(art))</text:p>
      <text:p text:style-name="Standard"><text:s text:c="8"/>for child in art.get_children():</text:p>
      <text:p text:style-name="Standard"><text:s text:c="12"/>rec_gc(child, depth+2)</text:p>
      <text:p text:style-name="Standard">​</text:p>
      <text:p text:style-name="Standard"># Call this function on the legend artist to see what the legend is made up of</text:p>
      <text:p text:style-name="Standard">rec_gc(plt.legend())</text:p>
      <text:p text:style-name="Standard">Line Plots</text:p>
      <text:p text:style-name="Standard">import numpy as np</text:p>
      <text:p text:style-name="Standard">​</text:p>
      <text:p text:style-name="Standard">linear_data = np.array([1,2,3,4,5,6,7,8])</text:p>
      <text:p text:style-name="Standard">exponential_data = linear_data**2</text:p>
      <text:p text:style-name="Standard">​</text:p>
      <text:p text:style-name="Standard">plt.figure()</text:p>
      <text:p text:style-name="Standard"><text:soft-page-break/># plot the linear data and the exponential data</text:p>
      <text:p text:style-name="Standard">plt.plot(linear_data, '-o', exponential_data, '-o')</text:p>
      <text:p text:style-name="Standard"># plot another series with a dashed red line</text:p>
      <text:p text:style-name="Standard">plt.plot([22,44,55], '--r')</text:p>
      <text:p text:style-name="Standard">plt.xlabel('Some data')</text:p>
      <text:p text:style-name="Standard">plt.ylabel('Some other data')</text:p>
      <text:p text:style-name="Standard">plt.title('A title')</text:p>
      <text:p text:style-name="Standard"># add a legend with legend entries (because we didn't have labels when we plotted the data series)</text:p>
      <text:p text:style-name="Standard">plt.legend(['Baseline', 'Competition', 'Us'])</text:p>
      <text:p text:style-name="Standard"># fill the area between the linear data and exponential data</text:p>
      <text:p text:style-name="Standard">plt.gca().fill_between(range(len(linear_data)), </text:p>
      <text:p text:style-name="Standard"><text:s text:c="23"/>linear_data, exponential_data, </text:p>
      <text:p text:style-name="Standard"><text:s text:c="23"/>facecolor='blue', </text:p>
      <text:p text:style-name="Standard"><text:s text:c="23"/>alpha=0.25)</text:p>
      <text:p text:style-name="Standard">Let's try working with dates!</text:p>
      <text:p text:style-name="Standard"/>
      <text:p text:style-name="Standard">plt.figure()</text:p>
      <text:p text:style-name="Standard">​</text:p>
      <text:p text:style-name="Standard">observation_dates = np.arange('2017-01-01', '2017-01-09', dtype='datetime64[D]')</text:p>
      <text:p text:style-name="Standard">​</text:p>
      <text:p text:style-name="Standard">plt.plot(observation_dates, linear_data, '-o', <text:s/>observation_dates, exponential_data, '-o')</text:p>
      <text:p text:style-name="Standard">Let's try using pandas</text:p>
      <text:p text:style-name="Standard"/>
      <text:p text:style-name="Standard">import pandas as pd</text:p>
      <text:p text:style-name="Standard">​</text:p>
      <text:p text:style-name="Standard">plt.figure()</text:p>
      <text:p text:style-name="Standard">observation_dates = np.arange('2017-01-01', '2017-01-09', dtype='datetime64[D]')</text:p>
      <text:p text:style-name="Standard">observation_dates = map(pd.to_datetime, observation_dates) # trying to plot a map will result in an error</text:p>
      <text:p text:style-name="Standard">plt.plot(observation_dates, linear_data, '-o', <text:s/>observation_dates, exponential_data, '-o')</text:p>
      <text:p text:style-name="Standard">plt.figure()</text:p>
      <text:p text:style-name="Standard">observation_dates = np.arange('2017-01-01', '2017-01-09', dtype='datetime64[D]')</text:p>
      <text:p text:style-name="Standard">observation_dates = list(map(pd.to_datetime, observation_dates)) # convert the map to a list to get rid of the error</text:p>
      <text:p text:style-name="Standard">plt.plot(observation_dates, linear_data, '-o', <text:s/>observation_dates, exponential_data, '-o')</text:p>
      <text:p text:style-name="Standard">x = plt.gca().xaxis</text:p>
      <text:p text:style-name="Standard">​</text:p>
      <text:p text:style-name="Standard"># rotate the tick labels for the x axis</text:p>
      <text:p text:style-name="Standard">for item in x.get_ticklabels():</text:p>
      <text:p text:style-name="Standard"><text:s text:c="4"/>item.set_rotation(45)</text:p>
      <text:p text:style-name="Standard"># adjust the subplot so the text doesn't run off the image</text:p>
      <text:p text:style-name="Standard">plt.subplots_adjust(bottom=0.25)</text:p>
      <text:p text:style-name="Standard">ax = plt.gca()</text:p>
      <text:p text:style-name="Standard">ax.set_xlabel('Date')</text:p>
      <text:p text:style-name="Standard">ax.set_ylabel('Units')</text:p>
      <text:p text:style-name="Standard">ax.set_title('Exponential vs. Linear performance')</text:p>
      <text:p text:style-name="Standard"># you can add mathematical expressions in any text element</text:p>
      <text:p text:style-name="Standard">ax.set_title("Exponential ($x^2$) vs. Linear ($x$) performance")</text:p>
      <text:p text:style-name="Standard">Bar Charts</text:p>
      <text:p text:style-name="Standard">plt.figure()</text:p>
      <text:p text:style-name="Standard">xvals = range(len(linear_data))</text:p>
      <text:p text:style-name="Standard">plt.bar(xvals, linear_data, width = 0.3)</text:p>
      <text:p text:style-name="Standard"><text:soft-page-break/>new_xvals = []</text:p>
      <text:p text:style-name="Standard">​</text:p>
      <text:p text:style-name="Standard"># plot another set of bars, adjusting the new xvals to make up for the first set of bars plotted</text:p>
      <text:p text:style-name="Standard">for item in xvals:</text:p>
      <text:p text:style-name="Standard"><text:s text:c="4"/>new_xvals.append(item+0.3)</text:p>
      <text:p text:style-name="Standard">​</text:p>
      <text:p text:style-name="Standard">plt.bar(new_xvals, exponential_data, width = 0.3 ,color='red')</text:p>
      <text:p text:style-name="Standard">from random import randint</text:p>
      <text:p text:style-name="Standard">linear_err = [randint(0,15) for x in range(len(linear_data))] </text:p>
      <text:p text:style-name="Standard">​</text:p>
      <text:p text:style-name="Standard"># This will plot a new set of bars with errorbars using the list of random error values</text:p>
      <text:p text:style-name="Standard">plt.bar(xvals, linear_data, width = 0.3, yerr=linear_err)</text:p>
      <text:p text:style-name="Standard"># stacked bar charts are also possible</text:p>
      <text:p text:style-name="Standard">plt.figure()</text:p>
      <text:p text:style-name="Standard">xvals = range(len(linear_data))</text:p>
      <text:p text:style-name="Standard">plt.bar(xvals, linear_data, width = 0.3, color='b')</text:p>
      <text:p text:style-name="Standard">plt.bar(xvals, exponential_data, width = 0.3, bottom=linear_data, color='r')</text:p>
      <text:p text:style-name="Standard"># or use barh for horizontal bar charts</text:p>
      <text:p text:style-name="Standard">plt.figure()</text:p>
      <text:p text:style-name="Standard">xvals = range(len(linear_data))</text:p>
      <text:p text:style-name="Standard">plt.barh(xvals, linear_data, height = 0.3, color='b')</text:p>
      <text:p text:style-name="Standard">plt.barh(xvals, exponential_data, height = 0.3, left=linear_data, color='r')</text:p>
      <text:p text:style-name="Standard"># or use barh for horizontal bar charts</text:p>
      <text:p text:style-name="Standard">plt.figure()</text:p>
      <text:p text:style-name="Standard">xvals = range(len(linear_data))</text:p>
      <text:p text:style-name="Standard">plt.barh(xvals, linear_data, height = 0.3, color='b')</text:p>
      <text:p text:style-name="Standard">plt.barh(xvals, exponential_data, height = 0.3, left=linear_data, color='r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6:17:11.628465587</meta:creation-date>
    <dc:date>2021-03-19T16:17:42.047762924</dc:date>
    <meta:editing-duration>PT37S</meta:editing-duration>
    <meta:editing-cycles>1</meta:editing-cycles>
    <meta:document-statistic meta:table-count="0" meta:image-count="0" meta:object-count="0" meta:page-count="5" meta:paragraph-count="225" meta:word-count="1120" meta:character-count="7767" meta:non-whitespace-character-count="6686"/>
    <meta:generator>LibreOffice/6.0.7.3$Linux_X86_64 LibreOffice_project/00m0$Build-3</meta:generator>
  </office:meta>
</office:document-meta>
</file>